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61a8d" officeooo:paragraph-rsid="00061a8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6dace" officeooo:paragraph-rsid="0006dac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061a8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9a6ec" officeooo:paragraph-rsid="0009a6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61a8d" officeooo:paragraph-rsid="00061a8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6dace" officeooo:paragraph-rsid="0006dac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b7052" officeooo:paragraph-rsid="000b705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09a6ec" officeooo:paragraph-rsid="0009a6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09a6ec" officeooo:paragraph-rsid="000ff6e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fo:font-weight="normal" officeooo:rsid="000b7052" officeooo:paragraph-rsid="000b705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Arial" fo:font-size="12pt" fo:font-weight="normal" officeooo:rsid="0009a6ec" officeooo:paragraph-rsid="000ff6e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09a6ec" officeooo:paragraph-rsid="000ff6e7" style:font-size-asian="12pt" style:font-weight-asian="normal" style:font-size-complex="12pt" style:font-weight-complex="normal"/>
    </style:style>
    <style:style style:name="T1" style:family="text">
      <style:text-properties officeooo:rsid="00061a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1a8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1a8d" style:font-weight-asian="normal" style:font-weight-complex="normal"/>
    </style:style>
    <style:style style:name="T6" style:family="text">
      <style:text-properties officeooo:rsid="000f37f2"/>
    </style:style>
    <style:style style:name="T7" style:family="text">
      <style:text-properties officeooo:rsid="000b70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2 </text:span><text:span text:style-name="T5">– </text:span><text:span text:style-name="T4">REDIRECIONAMENTO E PIPES NO LINUX 01 – STDIN, STDOUT, STDERR</text:span></text:h>
      <text:p text:style-name="P2"><text:span text:style-name="T2">***</text:span> <text:span text:style-name="T3">REDIRECIONAMENTO E PIPES ***</text:span></text:p>
      <text:p text:style-name="P5"/>
      <text:p text:style-name="P3"><text:span text:style-name="T4">Tudo</text:span><text:span text:style-name="T2"> </text:span><text:span text:style-name="T4">são arquivos</text:span></text:p>
      <text:p text:style-name="P7"/>
      <text:p text:style-name="P7">Mapeado para o sistema de arquivos</text:p>
      <text:p text:style-name="P7"/>
      <text:p text:style-name="P7">Os dispositivos podem ser acessados por meio de mapeamentos denominados Arquivos de Dispositivos.</text:p>
      <text:p text:style-name="P8"/>
      <text:p text:style-name="P8">Ex.: /dev/sda </text:p>
      <text:p text:style-name="P8"/>
      <text:p text:style-name="P8">Um Arquivo de Dispositivo é um objeto do sistema que oferece uma interface para dispositivo em si.</text:p>
      <text:p text:style-name="P8"/>
      <text:p text:style-name="P8">O <text:span text:style-name="T6">K</text:span>ernel associa os drivers de dispositivos aos arquivos de dispositivos.</text:p>
      <text:p text:style-name="P8"/>
      <text:p text:style-name="P4">*** DESCRITORES DE ARQUIVOS ***</text:p>
      <text:p text:style-name="P8"/>
      <text:p text:style-name="P8">Abstração de uma identificação para acessar um arquivo</text:p>
      <text:p text:style-name="P8"/>
      <text:p text:style-name="P4">*** TRÊS DESCRITORES ***</text:p>
      <text:p text:style-name="P4"/>
      <text:p text:style-name="P6">Entrada Padrão (stdin)</text:p>
      <text:p text:style-name="P6">Saída Padrão (stdout)</text:p>
      <text:p text:style-name="P6">Erro Padrão (stderr)</text:p>
      <text:p text:style-name="P6"/>
      <text:p text:style-name="P6"><text:span text:style-name="T2">Entrada Padrão</text:span> – stream (fluxo) para entrada de texto. Vinculada ao teclado.</text:p>
      <text:p text:style-name="P6">Descritor de Arquivos 0</text:p>
      <text:p text:style-name="P6"/>
      <text:p text:style-name="P6"><text:span text:style-name="T2">Saída Padrão</text:span> – stream para saída normal dos programas</text:p>
      <text:p text:style-name="P6">Vinculada ao terminal ou janela de terminal Descritor de Arquivos 1</text:p>
      <text:p text:style-name="P6"/>
      <text:p text:style-name="P6"><text:span text:style-name="T2">Erro Padrão</text:span> – stream de saída de texto, usado para exibir mensagens de erro</text:p>
      <text:p text:style-name="P6">Vinculado ao terminal</text:p>
      <text:p text:style-name="P10">Descritor de Arquivos 2</text:p>
      <text:p text:style-name="P11">Pipes</text:p>
      <text:p text:style-name="P14"><text:span text:style-name="T7">| <text:s/>- permite juntar dois ou mais comandos</text:span></text:p>
      <text:p text:style-name="P13"><text:span text:style-name="T7">ls -l | less</text:span></text:p>
      <text:p text:style-name="P14"><text:span text:style-name="T7">Se forem usados mais de dois comandos com redirecionamentos, damos o nome de pipeline a operação resultante.</text:span></text:p>
      <text:p text:style-name="P13"><text:span text:style-name="T7">ls /etc <text:s/>| sort -r less</text:span></text:p>
      <text:p text:style-name="P12">Redirecionamentos</text:p>
      <text:p text:style-name="P9">Operador de redirecionamento &gt; </text:p>
      <text:p text:style-name="P9"/>
      <text:p text:style-name="P9">ls -i &gt; inodes.txt</text:p>
      <text:p text:style-name="P9"/>
      <text:p text:style-name="P9"/>
      <text:p text:style-name="P9"><text:soft-page-break/></text:p>
      <text:p text:style-name="P9"/>
      <text:p text:style-name="P9"/>
      <text:p text:style-name="P6"><text:s/></text:p>
      <text:p text:style-name="P6"/>
      <text:p text:style-name="P8"/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21:45:19.593412803</meta:creation-date>
    <dc:date>2020-03-23T14:06:06.138133061</dc:date>
    <meta:editing-duration>PT38M32S</meta:editing-duration>
    <meta:editing-cycles>7</meta:editing-cycles>
    <meta:generator>LibreOffice/6.3.5.2$Linux_X86_64 LibreOffice_project/30$Build-2</meta:generator>
    <meta:document-statistic meta:table-count="0" meta:image-count="0" meta:object-count="0" meta:page-count="2" meta:paragraph-count="30" meta:word-count="192" meta:character-count="1196" meta:non-whitespace-character-count="1023"/>
  </office:meta>
</office:document-meta>
</file>